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4e3c" officeooo:paragraph-rsid="00204e3c"/>
    </style:style>
    <style:style style:name="P2" style:family="paragraph" style:parent-style-name="Standard">
      <style:text-properties officeooo:rsid="00217d7f" officeooo:paragraph-rsid="00217d7f"/>
    </style:style>
    <style:style style:name="P3" style:family="paragraph" style:parent-style-name="Standard" style:list-style-name="L1">
      <style:text-properties officeooo:rsid="00204e3c" officeooo:paragraph-rsid="00204e3c"/>
    </style:style>
    <style:style style:name="P4" style:family="paragraph" style:parent-style-name="Standard">
      <style:text-properties officeooo:rsid="00204e3c" officeooo:paragraph-rsid="00204e3c"/>
    </style:style>
    <style:style style:name="P5" style:family="paragraph" style:parent-style-name="Standard" style:list-style-name="L2">
      <style:text-properties officeooo:rsid="002480bd" officeooo:paragraph-rsid="002480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7d7f" style:font-weight-asian="bold" style:font-weight-complex="bold"/>
    </style:style>
    <style:style style:name="T3" style:family="text">
      <style:text-properties officeooo:rsid="0022f9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with importing all the module needed for the excercise //</text:p>
      <text:p text:style-name="P1"/>
      <text:p text:style-name="P1">Make two ods/excel files for the excercise and <text:span text:style-name="T1">save them as a csv file</text:span>. //</text:p>
      <text:p text:style-name="P1"/>
      <text:p text:style-name="P1">Make a seperate file for all your functions so you can test them seperately and make sure it works</text:p>
      <text:p text:style-name="P1">Keep in mind to call all the function in main.py </text:p>
      <text:list xml:id="list809200335" text:style-name="L1">
        <text:list-item>
          <text:p text:style-name="P3">make sure that in your function the csv files are accessed and and laid out <text:span text:style-name="T3">and it works //</text:span></text:p>
        </text:list-item>
      </text:list>
      <text:p text:style-name="P1"/>
      <text:p text:style-name="P1">Use <text:span text:style-name="T1">argparse</text:span> to make <text:s/>a <text:span text:style-name="T1">command line interface/</text:span><text:span text:style-name="T2">CLI</text:span> to make sure the “consumer” knows what commands to use and how the programs works – <text:span text:style-name="T3">work in progress</text:span></text:p>
      <text:list xml:id="list4121888524" text:style-name="L2">
        <text:list-item>
          <text:p text:style-name="P5">to check/show the commands in <text:span text:style-name="T1">CLI</text:span>: python3 main.py -h</text:p>
        </text:list-item>
      </text:list>
      <text:p text:style-name="P1"/>
      <text:p text:style-name="P1">Use the <text:span text:style-name="T1">datetime </text:span>module to set up a fixed time where we can work from</text:p>
      <text:p text:style-name="P1"/>
      <text:p text:style-name="P2">Use the <text:span text:style-name="T1">rich.console</text:span> module to work with the CLI</text:p>
      <text:p text:style-name="P2">Use the <text:span text:style-name="T1">rich.traceback </text:span>module to make a clearer traceback call when an error occcurs//</text:p>
      <text:p text:style-name="P2"/>
      <text:p text:style-name="P2">Make use of the <text:span text:style-name="T1">Matplotlib</text:span> to have a clear overview on the data that is being used in the CSV fi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3:28:03.513401988</meta:creation-date>
    <meta:generator>LibreOffice/7.3.7.2$Linux_X86_64 LibreOffice_project/30$Build-2</meta:generator>
    <dc:date>2023-06-28T18:57:53.402960564</dc:date>
    <meta:editing-duration>PT5H11M10S</meta:editing-duration>
    <meta:editing-cycles>6</meta:editing-cycles>
    <meta:document-statistic meta:table-count="0" meta:image-count="0" meta:object-count="0" meta:page-count="1" meta:paragraph-count="11" meta:word-count="170" meta:character-count="883" meta:non-whitespace-character-count="723"/>
  </office:meta>
</office:document-meta>
</file>